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73642"/>
    </style:style>
    <style:style style:name="gr1" style:family="graphic" style:parent-style-name="standard">
      <style:graphic-properties draw:stroke="none" svg:stroke-color="#3465a4" draw:fill="solid" draw:fill-color="#eee8d5" draw:textarea-horizontal-align="justify" draw:textarea-vertical-align="middle" draw:auto-grow-height="false" fo:min-height="0.386cm" fo:min-width="2.676cm"/>
    </style:style>
    <style:style style:name="gr2" style:family="graphic" style:parent-style-name="standard">
      <style:graphic-properties draw:stroke="none" svg:stroke-color="#3465a4" draw:fill="solid" draw:fill-color="#eee8d5" draw:textarea-horizontal-align="justify" draw:textarea-vertical-align="middle" draw:auto-grow-height="false" fo:min-height="0.199cm" fo:min-width="0cm"/>
    </style:style>
    <style:style style:name="P1" style:family="paragraph">
      <loext:graphic-properties draw:fill="solid" draw:fill-color="#eee8d5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3.176cm" svg:height="0.636cm" svg:x="0.952cm" svg:y="2.22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0.674cm" svg:y="2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3.823cm" svg:y="2.2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76cm" svg:height="0.636cm" svg:x="0.926cm" svg:y="0.95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0.648cm" svg:y="0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3.797cm" svg:y="0.9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3.176cm" svg:height="0.636cm" svg:x="0.926cm" svg:y="3.49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635cm" svg:height="0.635cm" svg:x="0.648cm" svg:y="3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635cm" svg:height="0.635cm" svg:x="3.797cm" svg:y="3.4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5-04T12:53:42.333000000</meta:creation-date>
    <dc:date>2020-05-04T13:54:25.320000000</dc:date>
    <meta:editing-duration>PT29M44S</meta:editing-duration>
    <meta:editing-cycles>2</meta:editing-cycles>
    <meta:generator>LibreOffice/6.2.7.1$Windows_X86_64 LibreOffice_project/23edc44b61b830b7d749943e020e96f5a7df63bf</meta:generator>
    <meta:document-statistic meta:object-count="9"/>
  </office:meta>
</office:document-meta>
</file>